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3465a4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58cm" svg:y="0.198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9cm" svg:y="0.186cm">
          <text:p text:style-name="P2"><text:span text:style-name="T1">c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30T15:32:11.857260338</dc:date>
    <meta:editing-duration>PT12M45S</meta:editing-duration>
    <meta:editing-cycles>6</meta:editing-cycles>
    <meta:generator>LibreOffice/7.0.6.2$Linux_X86_64 LibreOffice_project/00$Build-2</meta:generator>
    <meta:document-statistic meta:object-count="3"/>
  </office:meta>
</office:document-meta>
</file>